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1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st1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style-name="ce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Test2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est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00/00/00</text:date>, <text:time style:data-style-name="N2" text:time-value="21:58:59.83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20:44:14.646000000</meta:creation-date>
    <dc:date>2019-10-23T21:59:34.568000000</dc:date>
    <meta:editing-duration>PT1M39S</meta:editing-duration>
    <meta:editing-cycles>2</meta:editing-cycles>
    <meta:generator>LibreOffice/6.3.2.2$Windows_x86 LibreOffice_project/98b30e735bda24bc04ab42594c85f7fd8be07b9c</meta:generator>
    <meta:document-statistic meta:table-count="3" meta:cell-count="3" meta:object-count="0"/>
  </office:meta>
</office:document-meta>
</file>